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97mm"/>
    </style:style>
    <style:style style:name="co2" style:family="table-column">
      <style:table-column-properties fo:break-before="auto" style:column-width="23.2mm"/>
    </style:style>
    <style:style style:name="co3" style:family="table-column">
      <style:table-column-properties fo:break-before="auto" style:column-width="259.54mm"/>
    </style:style>
    <style:style style:name="co4" style:family="table-column">
      <style:table-column-properties fo:break-before="auto" style:column-width="133.76mm"/>
    </style:style>
    <style:style style:name="co5" style:family="table-column">
      <style:table-column-properties fo:break-before="auto" style:column-width="15.72mm"/>
    </style:style>
    <style:style style:name="co6" style:family="table-column">
      <style:table-column-properties fo:break-before="auto" style:column-width="14.96mm"/>
    </style:style>
    <style:style style:name="co7" style:family="table-column">
      <style:table-column-properties fo:break-before="auto" style:column-width="31.43mm"/>
    </style:style>
    <style:style style:name="co8" style:family="table-column">
      <style:table-column-properties fo:break-before="auto" style:column-width="23.95mm"/>
    </style:style>
    <style:style style:name="co9" style:family="table-column">
      <style:table-column-properties fo:break-before="auto" style:column-width="22.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2.21mm"/>
    </style:style>
    <style:style style:name="co12" style:family="table-column">
      <style:table-column-properties fo:break-before="auto" style:column-width="12.96mm"/>
    </style:style>
    <style:style style:name="co13" style:family="table-column">
      <style:table-column-properties fo:break-before="auto" style:column-width="44.17mm"/>
    </style:style>
    <style:style style:name="co14" style:family="table-column">
      <style:table-column-properties fo:break-before="auto" style:column-width="31.19mm"/>
    </style:style>
    <style:style style:name="co15" style:family="table-column">
      <style:table-column-properties fo:break-before="auto" style:column-width="30.18mm"/>
    </style:style>
    <style:style style:name="co16" style:family="table-column">
      <style:table-column-properties fo:break-before="auto" style:column-width="25.19mm"/>
    </style:style>
    <style:style style:name="co17" style:family="table-column">
      <style:table-column-properties fo:break-before="auto" style:column-width="25.95mm"/>
    </style:style>
    <style:style style:name="co18" style:family="table-column">
      <style:table-column-properties fo:break-before="auto" style:column-width="23.44mm"/>
    </style:style>
    <style:style style:name="co19" style:family="table-column">
      <style:table-column-properties fo:break-before="auto" style:column-width="21.2mm"/>
    </style:style>
    <style:style style:name="co20" style:family="table-column">
      <style:table-column-properties fo:break-before="auto" style:column-width="15.96mm"/>
    </style:style>
    <style:style style:name="co21" style:family="table-column">
      <style:table-column-properties fo:break-before="auto" style:column-width="22.95mm"/>
    </style:style>
    <style:style style:name="co22" style:family="table-column">
      <style:table-column-properties fo:break-before="auto" style:column-width="26.69mm"/>
    </style:style>
    <style:style style:name="co23" style:family="table-column">
      <style:table-column-properties fo:break-before="auto" style:column-width="176.42mm"/>
    </style:style>
    <style:style style:name="co24" style:family="table-column">
      <style:table-column-properties fo:break-before="auto" style:column-width="9.72mm"/>
    </style:style>
    <style:style style:name="co25" style:family="table-column">
      <style:table-column-properties fo:break-before="auto" style:column-width="20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ublicaco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Veículo</text:p>
          </table:table-cell>
          <table:table-cell office:value-type="string" calcext:value-type="string">
            <text:p>Título</text:p>
          </table:table-cell>
          <table:table-cell office:value-type="string" calcext:value-type="string">
            <text:p>Autores</text:p>
          </table:table-cell>
          <table:table-cell office:value-type="string" calcext:value-type="string">
            <text:p>Número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Página Inicial</text:p>
          </table:table-cell>
          <table:table-cell office:value-type="string" calcext:value-type="string">
            <text:p>Página Final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oSyM</text:p>
          </table:table-cell>
          <table:table-cell office:value-type="string" calcext:value-type="string">
            <text:p>Toward a well-founded theory for multi-level conceptual modeling</text:p>
          </table:table-cell>
          <table:table-cell office:value-type="float" office:value="4332944687727590" calcext:value-type="float">
            <text:p>433294468772759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AISE</text:p>
          </table:table-cell>
          <table:table-cell office:value-type="string" calcext:value-type="string">
            <text:p>Engineering Requirements with Desiree: An Empirical Evaluation</text:p>
          </table:table-cell>
          <table:table-cell office:value-type="float" office:value="5297252436860003" calcext:value-type="float">
            <text:p>529725243686000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Slovenia</text:p>
          </table:table-cell>
          <table:table-cell office:value-type="float" office:value="221" calcext:value-type="float">
            <text:p>22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pplying a Multi-Level Modeling Theory to Assess Taxonomic Hierarchies in Wikidata</text:p>
          </table:table-cell>
          <table:table-cell office:value-type="float" office:value="4.33294468772759E+015" calcext:value-type="float">
            <text:p>433294468772759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Monteral</text:p>
          </table:table-cell>
          <table:table-cell office:value-type="float" office:value="975" calcext:value-type="float">
            <text:p>975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ACM SAC</text:p>
          </table:table-cell>
          <table:table-cell office:value-type="string" calcext:value-type="string">
            <text:p>An Ontology Pattern Language for Service Modeling</text:p>
          </table:table-cell>
          <table:table-cell office:value-type="string" calcext:value-type="string">
            <text:p>5297252436860003,8826584877205264,926461775296463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isa</text:p>
          </table:table-cell>
          <table:table-cell office:value-type="float" office:value="321" calcext:value-type="float">
            <text:p>321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MMSAD</text:p>
          </table:table-cell>
          <table:table-cell office:value-type="string" calcext:value-type="string">
            <text:p>PoN-S: A Systematic Approach for Applying the Physics of Notation (PoN)</text:p>
          </table:table-cell>
          <table:table-cell office:value-type="string" calcext:value-type="string">
            <text:p>5297252436860003,8826584877205264,926461775296463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lovenia</text:p>
          </table:table-cell>
          <table:table-cell office:value-type="float" office:value="432" calcext:value-type="float">
            <text:p>43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OIS</text:p>
          </table:table-cell>
          <table:table-cell office:value-type="string" calcext:value-type="string">
            <text:p>Towards an Ontology of Requirements at Runtime</text:p>
          </table:table-cell>
          <table:table-cell office:value-type="string" calcext:value-type="string">
            <text:p>9264617752964635,2762374760685577,5297252436860003,168813655672864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nnecy</text:p>
          </table:table-cell>
          <table:table-cell office:value-type="float" office:value="255" calcext:value-type="float">
            <text:p>25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ntological Considerations about the Representation of Events and Endurants in Business Models</text:p>
          </table:table-cell>
          <table:table-cell office:value-type="float" office:value="4.33294468772759E+015" calcext:value-type="float">
            <text:p>433294468772759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io de Janeiro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ISWC</text:p>
          </table:table-cell>
          <table:table-cell office:value-type="string" calcext:value-type="string">
            <text:p>Expressive Multi-Level Modeling for the Semantic Web</text:p>
          </table:table-cell>
          <table:table-cell office:value-type="float" office:value="4.33294468772759E+015" calcext:value-type="float">
            <text:p>433294468772759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Berlim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RCIS</text:p>
          </table:table-cell>
          <table:table-cell office:value-type="string" calcext:value-type="string">
            <text:p>How Software Changes the World: The Role of Assumptions</text:p>
          </table:table-cell>
          <table:table-cell office:value-type="float" office:value="5297252436860003" calcext:value-type="float">
            <text:p>52972524368600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renobl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AI*IA</text:p>
          </table:table-cell>
          <table:table-cell office:value-type="string" calcext:value-type="string">
            <text:p>Relationships and Events: Towards a General Theory of Reification and Truthmaking</text:p>
          </table:table-cell>
          <table:table-cell office:value-type="float" office:value="5297252436860003" calcext:value-type="float">
            <text:p>529725243686000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Genova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QMMQ </text:p>
          </table:table-cell>
          <table:table-cell office:value-type="string" calcext:value-type="string">
            <text:p>The Design of a Core Value Ontology using Ontology Patterns</text:p>
          </table:table-cell>
          <table:table-cell office:value-type="float" office:value="5297252436860003" calcext:value-type="float">
            <text:p>529725243686000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ifu</text:p>
          </table:table-cell>
          <table:table-cell office:value-type="float" office:value="183" calcext:value-type="float">
            <text:p>18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ONTOBRAS </text:p>
          </table:table-cell>
          <table:table-cell office:value-type="string" calcext:value-type="string">
            <text:p>Extending an Ontology Editor for Domain-related Ontology Patterns Reuse: An Application in the Collaboration Domain</text:p>
          </table:table-cell>
          <table:table-cell office:value-type="float" office:value="5297252436860003" calcext:value-type="float">
            <text:p>529725243686000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uritib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AISE</text:p>
          </table:table-cell>
          <table:table-cell office:value-type="string" calcext:value-type="string">
            <text:p>Using a Well-Founded Multi-Level Theory to Support the Analysis and Representation of the Powertype Pattern in Conceptual Modeling</text:p>
          </table:table-cell>
          <table:table-cell office:value-type="float" office:value="4.33294468772759E+015" calcext:value-type="float">
            <text:p>433294468772759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Slovenia</text:p>
          </table:table-cell>
          <table:table-cell office:value-type="float" office:value="309" calcext:value-type="float">
            <text:p>309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MMSAD</text:p>
          </table:table-cell>
          <table:table-cell office:value-type="string" calcext:value-type="string">
            <text:p>Representing Dynamic Invariants in Ontologically Well-Founded Conceptual Models</text:p>
          </table:table-cell>
          <table:table-cell office:value-type="float" office:value="4332944687727590" calcext:value-type="float">
            <text:p>433294468772759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lovenia</text:p>
          </table:table-cell>
          <table:table-cell office:value-type="float" office:value="303" calcext:value-type="float">
            <text:p>303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DOCW</text:p>
          </table:table-cell>
          <table:table-cell office:value-type="string" calcext:value-type="string">
            <text:p>Service Commitments and Capabilities across the ArchiMate Architectural Layers</text:p>
          </table:table-cell>
          <table:table-cell office:value-type="float" office:value="4332944687727591" calcext:value-type="float">
            <text:p>433294468772759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Vienn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ONTOBRAS </text:p>
          </table:table-cell>
          <table:table-cell office:value-type="string" calcext:value-type="string">
            <text:p>An Ontological Analysis of Capability Modeling in Defense Enterprise Architecture Frameworks</text:p>
          </table:table-cell>
          <table:table-cell office:value-type="float" office:value="4.33294468772759E+015" calcext:value-type="float">
            <text:p>433294468772759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uritib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BQS</text:p>
          </table:table-cell>
          <table:table-cell office:value-type="string" calcext:value-type="string">
            <text:p>Integrating Tools to Support Software Measurement.</text:p>
          </table:table-cell>
          <table:table-cell office:value-type="float" office:value="8826584877205265" calcext:value-type="float">
            <text:p>882658487720526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Maceió</text:p>
          </table:table-cell>
          <table:table-cell office:value-type="float" office:value="317" calcext:value-type="float">
            <text:p>317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BQS</text:p>
          </table:table-cell>
          <table:table-cell office:value-type="string" calcext:value-type="string">
            <text:p>An Ontology-Based Approach for Software Measurement Systems Integration</text:p>
          </table:table-cell>
          <table:table-cell office:value-type="float" office:value="8826584877205265" calcext:value-type="float">
            <text:p>882658487720526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Maceió</text:p>
          </table:table-cell>
          <table:table-cell office:value-type="float" office:value="436" calcext:value-type="float">
            <text:p>436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BQS</text:p>
          </table:table-cell>
          <table:table-cell office:value-type="string" calcext:value-type="string">
            <text:p>Semantic Documentation in Project Management. In: XV Simpósio Brasileiro de Qualidade de Software</text:p>
          </table:table-cell>
          <table:table-cell office:value-type="float" office:value="8826584877205265" calcext:value-type="float">
            <text:p>882658487720526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Maceió</text:p>
          </table:table-cell>
          <table:table-cell office:value-type="float" office:value="451" calcext:value-type="float">
            <text:p>451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BQS</text:p>
          </table:table-cell>
          <table:table-cell office:value-type="string" calcext:value-type="string">
            <text:p>Measures Suitable for SPC: A Systematic Mapping</text:p>
          </table:table-cell>
          <table:table-cell office:value-type="float" office:value="8826584877205264" calcext:value-type="float">
            <text:p>882658487720526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Maceió</text:p>
          </table:table-cell>
          <table:table-cell office:value-type="float" office:value="166" calcext:value-type="float">
            <text:p>16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KAW</text:p>
          </table:table-cell>
          <table:table-cell office:value-type="string" calcext:value-type="string">
            <text:p>SEON: A Software Engineering Ontology Network</text:p>
          </table:table-cell>
          <table:table-cell office:value-type="string" calcext:value-type="string">
            <text:p>9264617752964635,8826584877205264,529725243686000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Bologna</text:p>
          </table:table-cell>
          <table:table-cell office:value-type="float" office:value="527" calcext:value-type="float">
            <text:p>527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ONTOBRAS </text:p>
          </table:table-cell>
          <table:table-cell office:value-type="string" calcext:value-type="string">
            <text:p>Process Integration in Semantic Enterprise Application Integration: a Systematic Mapping</text:p>
          </table:table-cell>
          <table:table-cell office:value-type="float" office:value="8826584877205265" calcext:value-type="float">
            <text:p>882658487720526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uritib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EAMS</text:p>
          </table:table-cell>
          <table:table-cell office:value-type="string" calcext:value-type="string">
            <text:p>Model predictive control for software systems with CobRA</text:p>
          </table:table-cell>
          <table:table-cell office:value-type="float" office:value="2762374760685577" calcext:value-type="float">
            <text:p>276237476068557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ustin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Webmedia</text:p>
          </table:table-cell>
          <table:table-cell office:value-type="string" calcext:value-type="string">
            <text:p>A Framework-based Approach for the Integration of Web-based Information Systems on the Semantic Web</text:p>
          </table:table-cell>
          <table:table-cell office:value-type="float" office:value="2762374760685577" calcext:value-type="float">
            <text:p>276237476068557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Teresina</text:p>
          </table:table-cell>
          <table:table-cell office:value-type="float" office:value="231" calcext:value-type="float">
            <text:p>23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AISE</text:p>
          </table:table-cell>
          <table:table-cell office:value-type="string" calcext:value-type="string">
            <text:p>We need to Discuss the Relationship: Revisiting Relationships as Modeling Constructs</text:p>
          </table:table-cell>
          <table:table-cell office:value-type="float" office:value="5297252436860003" calcext:value-type="float">
            <text:p>529725243686000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Estocolmo</text:p>
          </table:table-cell>
          <table:table-cell office:value-type="float" office:value="279" calcext:value-type="float">
            <text:p>27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CM SAC</text:p>
          </table:table-cell>
          <table:table-cell office:value-type="string" calcext:value-type="string">
            <text:p>Towards an Ontology Pattern Language for Harmonizing Software Process related ISO Standards</text:p>
          </table:table-cell>
          <table:table-cell office:value-type="string" calcext:value-type="string">
            <text:p>5297252436860003,8826584877205264,92646177529646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alamanca</text:p>
          </table:table-cell>
          <table:table-cell office:value-type="float" office:value="388" calcext:value-type="float">
            <text:p>388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REFSQ</text:p>
          </table:table-cell>
          <table:table-cell office:value-type="string" calcext:value-type="string">
            <text:p>From Stakeholder?s Requirements to Formal Specifications through Refinement</text:p>
          </table:table-cell>
          <table:table-cell office:value-type="float" office:value="5297252436860003" calcext:value-type="float">
            <text:p>529725243686000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Essen</text:p>
          </table:table-cell>
          <table:table-cell office:value-type="float" office:value="164" calcext:value-type="float">
            <text:p>16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VMBO</text:p>
          </table:table-cell>
          <table:table-cell office:value-type="string" calcext:value-type="string">
            <text:p>Modeling Service Dynamics: a Case Study</text:p>
          </table:table-cell>
          <table:table-cell office:value-type="float" office:value="5297252436860003" calcext:value-type="float">
            <text:p>5297252436860003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ilbur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Ontology Engineering by Combining Ontology Patterns</text:p>
          </table:table-cell>
          <table:table-cell office:value-type="float" office:value="5297252436860004" calcext:value-type="float">
            <text:p>529725243686000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Estocolmo</text:p>
          </table:table-cell>
          <table:table-cell office:value-type="float" office:value="173" calcext:value-type="float">
            <text:p>17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Towards a Service Ontology Pattern Language</text:p>
          </table:table-cell>
          <table:table-cell office:value-type="string" calcext:value-type="string">
            <text:p>5297252436860003,8826584877205264,926461775296463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Estocolmo</text:p>
          </table:table-cell>
          <table:table-cell office:value-type="float" office:value="187" calcext:value-type="float">
            <text:p>18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DOC</text:p>
          </table:table-cell>
          <table:table-cell office:value-type="string" calcext:value-type="string">
            <text:p>OntoUML Lightweight Editor: A Model-Based Environment to Build, Evaluate and Implement Reference Ontologies.</text:p>
          </table:table-cell>
          <table:table-cell office:value-type="float" office:value="5297252436860003" calcext:value-type="float">
            <text:p>529725243686000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Melbourne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FOFAI</text:p>
          </table:table-cell>
          <table:table-cell office:value-type="string" calcext:value-type="string">
            <text:p>Towards an Ontological Analysis of Powertypes</text:p>
          </table:table-cell>
          <table:table-cell office:value-type="float" office:value="5297252436860003" calcext:value-type="float">
            <text:p>5297252436860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enos Aire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CAIL</text:p>
          </table:table-cell>
          <table:table-cell office:value-type="string" calcext:value-type="string">
            <text:p>Towards A Legal Core Ontology Based on Alexy?s Theory of Fundamental Rights</text:p>
          </table:table-cell>
          <table:table-cell office:value-type="float" office:value="5297252436860003" calcext:value-type="float">
            <text:p>529725243686000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an Dieg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ONTOBRAS </text:p>
          </table:table-cell>
          <table:table-cell office:value-type="string" calcext:value-type="string">
            <text:p>A Systematic Mapping of the Literature on Legal Core Ontologies</text:p>
          </table:table-cell>
          <table:table-cell office:value-type="float" office:value="5297252436860003" calcext:value-type="float">
            <text:p>529725243686000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ão Paul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ONTOBRAS </text:p>
          </table:table-cell>
          <table:table-cell office:value-type="string" calcext:value-type="string">
            <text:p>An Empirical Study to validate the Use of Ontological Guidelines in the Creation of i* Models</text:p>
          </table:table-cell>
          <table:table-cell office:value-type="float" office:value="5297252436860003" calcext:value-type="float">
            <text:p>529725243686000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ão Paul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oEM</text:p>
          </table:table-cell>
          <table:table-cell office:value-type="string" calcext:value-type="string">
            <text:p>Ontology-based Modeling of Cloud Services: Challenges and Perspectives</text:p>
          </table:table-cell>
          <table:table-cell office:value-type="string" calcext:value-type="string">
            <text:p>5297252436860003,8826584877205264,926461775296463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alencia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xtending the Foundations of Ontology-based Conceptual Modeling with a Multi-Level Theory</text:p>
          </table:table-cell>
          <table:table-cell office:value-type="float" office:value="5297252436860003" calcext:value-type="float">
            <text:p>529725243686000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Estocolmo</text:p>
          </table:table-cell>
          <table:table-cell office:value-type="float" office:value="119" calcext:value-type="float">
            <text:p>11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<text:s/>A commitment-based reference ontology for services.</text:p>
          </table:table-cell>
          <table:table-cell office:value-type="string" calcext:value-type="string">
            <text:p>5297252436860003,4332944687727590,9264617752964635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Modeling resources and capabilities in enterprise architecture: A well-founded ontology-based proposal for ArchiMate</text:p>
          </table:table-cell>
          <table:table-cell office:value-type="float" office:value="5297252436860003" calcext:value-type="float">
            <text:p>5297252436860003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KE</text:p>
          </table:table-cell>
          <table:table-cell office:value-type="string" calcext:value-type="string">
            <text:p>Ontological anti-patterns: empirically uncovered error-prone structures in ontology-driven conceptual models</text:p>
          </table:table-cell>
          <table:table-cell office:value-type="float" office:value="5297252436860003" calcext:value-type="float">
            <text:p>529725243686000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Towards ontological foundations for conceptual modeling: The unified foundational ontology (UFO) story</text:p>
          </table:table-cell>
          <table:table-cell office:value-type="string" calcext:value-type="string">
            <text:p>5297252436860003,4332944687727590,168813655672864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CR</text:p>
          </table:table-cell>
          <table:table-cell office:value-type="string" calcext:value-type="string">
            <text:p>An ISO-based software process ontology pattern language and its application for harmonizing standards</text:p>
          </table:table-cell>
          <table:table-cell office:value-type="string" calcext:value-type="string">
            <text:p>5297252436860003,8826584877205264,926461775296463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ogSIMA</text:p>
          </table:table-cell>
          <table:table-cell office:value-type="string" calcext:value-type="string">
            <text:p>Assessing situation models with a lightweight formal method</text:p>
          </table:table-cell>
          <table:table-cell office:value-type="float" office:value="4332944687727590" calcext:value-type="float">
            <text:p>433294468772759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rlando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DOC</text:p>
          </table:table-cell>
          <table:table-cell office:value-type="string" calcext:value-type="string">
            <text:p>Towards Capturing Strategic Planning in EA</text:p>
          </table:table-cell>
          <table:table-cell office:value-type="float" office:value="4332944687727590" calcext:value-type="float">
            <text:p>433294468772759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delaide</text:p>
          </table:table-cell>
          <table:table-cell office:value-type="float" office:value="159" calcext:value-type="float">
            <text:p>15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DOC</text:p>
          </table:table-cell>
          <table:table-cell office:value-type="string" calcext:value-type="string">
            <text:p>A Semantic Foundation for Organizational Structures: A Multi-level Approach.</text:p>
          </table:table-cell>
          <table:table-cell office:value-type="float" office:value="4332944687727590" calcext:value-type="float">
            <text:p>433294468772759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delaide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QMMQ </text:p>
          </table:table-cell>
          <table:table-cell office:value-type="string" calcext:value-type="string">
            <text:p>Modeling Stories for Conceptual Model Assessment</text:p>
          </table:table-cell>
          <table:table-cell office:value-type="float" office:value="4332944687727590" calcext:value-type="float">
            <text:p>433294468772759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stocolmo</text:p>
          </table:table-cell>
          <table:table-cell office:value-type="float" office:value="293" calcext:value-type="float">
            <text:p>29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AISE</text:p>
          </table:table-cell>
          <table:table-cell office:value-type="string" calcext:value-type="string">
            <text:p>Aligning Enterprise Architecture with Strategic Planning</text:p>
          </table:table-cell>
          <table:table-cell office:value-type="float" office:value="4332944687727590" calcext:value-type="float">
            <text:p>433294468772759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Estocolmo</text:p>
          </table:table-cell>
          <table:table-cell office:value-type="float" office:value="426" calcext:value-type="float">
            <text:p>426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Sys</text:p>
          </table:table-cell>
          <table:table-cell office:value-type="string" calcext:value-type="string">
            <text:p>Tools Integration for Supporting Software Measurement: A Systematic Literature Review</text:p>
          </table:table-cell>
          <table:table-cell office:value-type="float" office:value="8826584877205265" calcext:value-type="float">
            <text:p>882658487720526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CEIS</text:p>
          </table:table-cell>
          <table:table-cell office:value-type="string" calcext:value-type="string">
            <text:p>Metrics to Support IT Service Maturity Models: A Systematic Mapping</text:p>
          </table:table-cell>
          <table:table-cell office:value-type="float" office:value="8826584877205264" calcext:value-type="float">
            <text:p>882658487720526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Barcelona</text:p>
          </table:table-cell>
          <table:table-cell office:value-type="float" office:value="330" calcext:value-type="float">
            <text:p>330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EKE</text:p>
          </table:table-cell>
          <table:table-cell office:value-type="string" calcext:value-type="string">
            <text:p>Integration of Software Measurement Supporting Tools: A Mapping Study</text:p>
          </table:table-cell>
          <table:table-cell office:value-type="float" office:value="8826584877205265" calcext:value-type="float">
            <text:p>882658487720526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Pittsburgh</text:p>
          </table:table-cell>
          <table:table-cell office:value-type="float" office:value="516" calcext:value-type="float">
            <text:p>516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WTDQS</text:p>
          </table:table-cell>
          <table:table-cell office:value-type="string" calcext:value-type="string">
            <text:p>Um Método para Seleção de Indicadores de Serviços de TI</text:p>
          </table:table-cell>
          <table:table-cell office:value-type="float" office:value="8826584877205264" calcext:value-type="float">
            <text:p>882658487720526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Manau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ONTOBRAS </text:p>
          </table:table-cell>
          <table:table-cell office:value-type="string" calcext:value-type="string">
            <text:p>Exploring Ontologies for Semantic Documentation in Project Management</text:p>
          </table:table-cell>
          <table:table-cell office:value-type="float" office:value="8826584877205265" calcext:value-type="float">
            <text:p>882658487720526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ão Paul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ROFES</text:p>
          </table:table-cell>
          <table:table-cell office:value-type="string" calcext:value-type="string">
            <text:p>SINIS: A Method to Select Indicators for IT Services</text:p>
          </table:table-cell>
          <table:table-cell office:value-type="float" office:value="8826584877205264" calcext:value-type="float">
            <text:p>882658487720526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Bolzano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<text:s/>An ontology of online user feedback in software engineering</text:p>
          </table:table-cell>
          <table:table-cell office:value-type="float" office:value="1688136556728644" calcext:value-type="float">
            <text:p>168813655672864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A Method to Align Goals and Business Processes</text:p>
          </table:table-cell>
          <table:table-cell office:value-type="float" office:value="1688136556728644" calcext:value-type="float">
            <text:p>168813655672864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Estocolmo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EAA</text:p>
          </table:table-cell>
          <table:table-cell office:value-type="string" calcext:value-type="string">
            <text:p>Using the Findings of a Mapping Study to Conduct a Research Project: A Case in Knowledge Management in Software Testing</text:p>
          </table:table-cell>
          <table:table-cell office:value-type="float" office:value="9.26461775296464E+015" calcext:value-type="float">
            <text:p>926461775296464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Madeira</text:p>
          </table:table-cell>
          <table:table-cell office:value-type="float" office:value="208" calcext:value-type="float">
            <text:p>208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Capturing Variability in Adaptation Spaces: A Three-Peaks Approach</text:p>
          </table:table-cell>
          <table:table-cell office:value-type="float" office:value="2762374760685577" calcext:value-type="float">
            <text:p>276237476068557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Estocolmo</text:p>
          </table:table-cell>
          <table:table-cell office:value-type="float" office:value="384" calcext:value-type="float">
            <text:p>38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Webmedia</text:p>
          </table:table-cell>
          <table:table-cell office:value-type="string" calcext:value-type="string">
            <text:p>A Model-Driven Approach for the Design of Web Information Systems based on Frameworks</text:p>
          </table:table-cell>
          <table:table-cell office:value-type="float" office:value="2762374760685577" calcext:value-type="float">
            <text:p>276237476068557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Manaus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RBIE</text:p>
          </table:table-cell>
          <table:table-cell office:value-type="string" calcext:value-type="string">
            <text:p>iMap &amp; CMPaaS - De Ferramenta à Plataforma de Serviços para Mapas Conceituais</text:p>
          </table:table-cell>
          <table:table-cell office:value-type="float" office:value="5454484334693910" calcext:value-type="float">
            <text:p>545448433469391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RBIE</text:p>
          </table:table-cell>
          <table:table-cell office:value-type="string" calcext:value-type="string">
            <text:p>Sobre a aplicação de ontologias para orientar agentes a responder perguntas</text:p>
          </table:table-cell>
          <table:table-cell office:value-type="float" office:value="5454484334693910" calcext:value-type="float">
            <text:p>545448433469391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mpresa</text:p>
          </table:table-cell>
          <table:table-cell office:value-type="string" calcext:value-type="string">
            <text:p>Trajetórias de aprendizagens em uma formação de professores na modalidade EAD</text:p>
          </table:table-cell>
          <table:table-cell office:value-type="float" office:value="5454484334693909" calcext:value-type="float">
            <text:p>5454484334693909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BIE</text:p>
          </table:table-cell>
          <table:table-cell office:value-type="string" calcext:value-type="string">
            <text:p>EsCola ? Ambiente Educacional para Escrita Colaborativa</text:p>
          </table:table-cell>
          <table:table-cell office:value-type="float" office:value="5454484334693909" calcext:value-type="float">
            <text:p>545448433469390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Uberlândia</text:p>
          </table:table-cell>
          <table:table-cell office:value-type="float" office:value="1255" calcext:value-type="float">
            <text:p>1255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Projetos Maker como Forma de Estimular o Raciocínio Formal através do Pensamento Computacional</text:p>
          </table:table-cell>
          <table:table-cell office:value-type="float" office:value="5454484334693909" calcext:value-type="float">
            <text:p>545448433469390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Uberlândia</text:p>
          </table:table-cell>
          <table:table-cell office:value-type="float" office:value="515" calcext:value-type="float">
            <text:p>515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Aprendizagem colaborativa: desenvolvimento de Projetos de Aprendizagem em ambientes digitais</text:p>
          </table:table-cell>
          <table:table-cell office:value-type="float" office:value="5454484334693909" calcext:value-type="float">
            <text:p>545448433469390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Uberlândia</text:p>
          </table:table-cell>
          <table:table-cell office:value-type="float" office:value="815" calcext:value-type="float">
            <text:p>815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BIE</text:p>
          </table:table-cell>
          <table:table-cell office:value-type="string" calcext:value-type="string">
            <text:p>Apoio computacional para a Mediação Pedagógica em ?Debate de Teses?</text:p>
          </table:table-cell>
          <table:table-cell office:value-type="float" office:value="5454484334693909" calcext:value-type="float">
            <text:p>545448433469390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berlândia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BIE</text:p>
          </table:table-cell>
          <table:table-cell office:value-type="string" calcext:value-type="string">
            <text:p>AvaGames: Um Ambiente para Apoio a Avaliação da Aprendizagem em Jogos Digitais</text:p>
          </table:table-cell>
          <table:table-cell office:value-type="float" office:value="5454484334693909" calcext:value-type="float">
            <text:p>545448433469390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berlândia</text:p>
          </table:table-cell>
          <table:table-cell office:value-type="float" office:value="477" calcext:value-type="float">
            <text:p>477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BIE</text:p>
          </table:table-cell>
          <table:table-cell office:value-type="string" calcext:value-type="string">
            <text:p>Arcabouço Conceitual de Adaptação de Recursos Educacionais para Recomendação de Arquiteturas Pedagógicas</text:p>
          </table:table-cell>
          <table:table-cell office:value-type="float" office:value="5454484334693909" calcext:value-type="float">
            <text:p>545448433469390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berlândia</text:p>
          </table:table-cell>
          <table:table-cell office:value-type="float" office:value="507" calcext:value-type="float">
            <text:p>507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BIE</text:p>
          </table:table-cell>
          <table:table-cell office:value-type="string" calcext:value-type="string">
            <text:p>Um Ambiente para Autoria e Realização de Aventuras Pedagógicas Digitais</text:p>
          </table:table-cell>
          <table:table-cell office:value-type="float" office:value="5454484334693909" calcext:value-type="float">
            <text:p>545448433469390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berlândia</text:p>
          </table:table-cell>
          <table:table-cell office:value-type="float" office:value="588" calcext:value-type="float">
            <text:p>588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BIE</text:p>
          </table:table-cell>
          <table:table-cell office:value-type="string" calcext:value-type="string">
            <text:p>Os pequenos nativos digitais e suas percepções sobre o mundo digital</text:p>
          </table:table-cell>
          <table:table-cell office:value-type="float" office:value="5454484334693909" calcext:value-type="float">
            <text:p>545448433469390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berlândia</text:p>
          </table:table-cell>
          <table:table-cell office:value-type="float" office:value="1463" calcext:value-type="float">
            <text:p>1463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AEE</text:p>
          </table:table-cell>
          <table:table-cell office:value-type="string" calcext:value-type="string">
            <text:p>Aprendizagem Ativa no Desenvolvimento de Sistemas Colaborativos</text:p>
          </table:table-cell>
          <table:table-cell office:value-type="float" office:value="5454484334693909" calcext:value-type="float">
            <text:p>5454484334693909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berlândia</text:p>
          </table:table-cell>
          <table:table-cell office:value-type="float" office:value="492" calcext:value-type="float">
            <text:p>49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IE</text:p>
          </table:table-cell>
          <table:table-cell office:value-type="string" calcext:value-type="string">
            <text:p>Methodology and a technological framework to maximize learning in a development of serious games distance course and the evaluation of learning</text:p>
          </table:table-cell>
          <table:table-cell office:value-type="float" office:value="5454484334693909" calcext:value-type="float">
            <text:p>545448433469390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Eir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BSI</text:p>
          </table:table-cell>
          <table:table-cell office:value-type="string" calcext:value-type="string">
            <text:p>Metodologia de Avaliação de Portais da Transparência Municipais</text:p>
          </table:table-cell>
          <table:table-cell office:value-type="float" office:value="5454484334693909" calcext:value-type="float">
            <text:p>545448433469390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lorianópoli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ABTIC</text:p>
          </table:table-cell>
          <table:table-cell office:value-type="string" calcext:value-type="string">
            <text:p>Um Sistema Especialista para o Planejamento de Auditorias Baseado em Análise de Riscos</text:p>
          </table:table-cell>
          <table:table-cell office:value-type="float" office:value="5454484334693909" calcext:value-type="float">
            <text:p>545448433469390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rrientes</text:p>
          </table:table-cell>
          <table:table-cell office:value-type="float" office:value="281" calcext:value-type="float">
            <text:p>281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INTED</text:p>
          </table:table-cell>
          <table:table-cell office:value-type="string" calcext:value-type="string">
            <text:p>Um Ambiente de Autoria para Aplicações com Realidade Aumentada: A3RA</text:p>
          </table:table-cell>
          <table:table-cell office:value-type="float" office:value="5454484334693909" calcext:value-type="float">
            <text:p>545448433469390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orto Alegre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BIE</text:p>
          </table:table-cell>
          <table:table-cell office:value-type="string" calcext:value-type="string">
            <text:p>AM: Uma Plataforma Digital para Criacao e Uso de Veículos de Comunicacao Locativos para Atividades Pedagogicas</text:p>
          </table:table-cell>
          <table:table-cell office:value-type="float" office:value="5454484334693910" calcext:value-type="float">
            <text:p>545448433469391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aceió</text:p>
          </table:table-cell>
          <table:table-cell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BIE</text:p>
          </table:table-cell>
          <table:table-cell office:value-type="string" calcext:value-type="string">
            <text:p>Apoio a mediação pedagógica em um Debate de Teses utilizando técnicas de processamento de texto</text:p>
          </table:table-cell>
          <table:table-cell office:value-type="float" office:value="5454484334693909" calcext:value-type="float">
            <text:p>545448433469390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aceió</text:p>
          </table:table-cell>
          <table:table-cell office:value-type="float" office:value="977" calcext:value-type="float">
            <text:p>977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BIE</text:p>
          </table:table-cell>
          <table:table-cell office:value-type="string" calcext:value-type="string">
            <text:p>Explorando Arquiteturas Pedagógicas Recomendadas por meio de Agentes e Ontologia de Modelo do Aluno em Ambientes Virtuais de Aprendizagem</text:p>
          </table:table-cell>
          <table:table-cell office:value-type="float" office:value="5454484334693909" calcext:value-type="float">
            <text:p>545448433469390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aceió</text:p>
          </table:table-cell>
          <table:table-cell office:value-type="float" office:value="1157" calcext:value-type="float">
            <text:p>1157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BIE</text:p>
          </table:table-cell>
          <table:table-cell office:value-type="string" calcext:value-type="string">
            <text:p>A multiplicidade de papéis e o suporte computacional às arquiteturas pedagógicas</text:p>
          </table:table-cell>
          <table:table-cell office:value-type="float" office:value="5454484334693909" calcext:value-type="float">
            <text:p>545448433469390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aceió</text:p>
          </table:table-cell>
          <table:table-cell office:value-type="float" office:value="1313" calcext:value-type="float">
            <text:p>1313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Relatos de Aprendizagens e Diretrizes para Planejamento de Disciplinas que usem Jogos Digitais aplicados à Educação</text:p>
          </table:table-cell>
          <table:table-cell office:value-type="float" office:value="5454484334693909" calcext:value-type="float">
            <text:p>545448433469390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Maceió</text:p>
          </table:table-cell>
          <table:table-cell office:value-type="float" office:value="444" calcext:value-type="float">
            <text:p>444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BGames</text:p>
          </table:table-cell>
          <table:table-cell office:value-type="string" calcext:value-type="string">
            <text:p>Avaliação para Aprendizagem Baseada em Jogos: Proposta de um Framework</text:p>
          </table:table-cell>
          <table:table-cell office:value-type="float" office:value="5454484334693909" calcext:value-type="float">
            <text:p>545448433469390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erezina</text:p>
          </table:table-cell>
          <table:table-cell office:value-type="float" office:value="970" calcext:value-type="float">
            <text:p>970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BGames</text:p>
          </table:table-cell>
          <table:table-cell office:value-type="string" calcext:value-type="string">
            <text:p>Jogos Educacionais Adaptativos: Promovendo Experiências Personalizadas</text:p>
          </table:table-cell>
          <table:table-cell office:value-type="float" office:value="5454484334693909" calcext:value-type="float">
            <text:p>545448433469390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erezina</text:p>
          </table:table-cell>
          <table:table-cell office:value-type="float" office:value="936" calcext:value-type="float">
            <text:p>936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BGames</text:p>
          </table:table-cell>
          <table:table-cell office:value-type="string" calcext:value-type="string">
            <text:p>Modelo para um Framework Computacional para Avaliação Formativa da Aprendizagem em Jogos Digitais</text:p>
          </table:table-cell>
          <table:table-cell office:value-type="float" office:value="5454484334693909" calcext:value-type="float">
            <text:p>545448433469390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erezina</text:p>
          </table:table-cell>
          <table:table-cell office:value-type="float" office:value="810" calcext:value-type="float">
            <text:p>810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FIE</text:p>
          </table:table-cell>
          <table:table-cell office:value-type="string" calcext:value-type="string">
            <text:p>Adaptation Resources in Virtual Learning Environments under Constructivist Approach: A Systematic Review</text:p>
          </table:table-cell>
          <table:table-cell office:value-type="float" office:value="5454484334693909" calcext:value-type="float">
            <text:p>5454484334693909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El Pas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BIE</text:p>
          </table:table-cell>
          <table:table-cell office:value-type="string" calcext:value-type="string">
            <text:p>NaPontaDaLíngua: Um Aplicativo para Apoiar o Processo de Ensino-Aprendizagem da Língua Portuguesa</text:p>
          </table:table-cell>
          <table:table-cell office:value-type="float" office:value="9.57503782496628E+015" calcext:value-type="float">
            <text:p>957503782496628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Uberlândia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BIE</text:p>
          </table:table-cell>
          <table:table-cell office:value-type="string" calcext:value-type="string">
            <text:p>Uma Plataforma de Serviços para Mapas Conceituais</text:p>
          </table:table-cell>
          <table:table-cell office:value-type="float" office:value="9.57503782496628E+015" calcext:value-type="float">
            <text:p>957503782496628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Uberlândia</text:p>
          </table:table-cell>
          <table:table-cell office:value-type="float" office:value="230" calcext:value-type="float">
            <text:p>23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MC</text:p>
          </table:table-cell>
          <table:table-cell office:value-type="string" calcext:value-type="string">
            <text:p>AUTOMATIC CONSTRUCTION OF CONCEPT MAPS FROM TEXTS</text:p>
          </table:table-cell>
          <table:table-cell office:value-type="float" office:value="9.57503782496628E+015" calcext:value-type="float">
            <text:p>957503782496628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alli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MC</text:p>
          </table:table-cell>
          <table:table-cell office:value-type="string" calcext:value-type="string">
            <text:p>ONTOMAP: A SERVICE FOR THE TRANSFORMATION OF CONCEPT MAPS TO SHALLOW OWL ONTOLOGIES</text:p>
          </table:table-cell>
          <table:table-cell office:value-type="float" office:value="9.57503782496628E+015" calcext:value-type="float">
            <text:p>957503782496628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alli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LACLO</text:p>
          </table:table-cell>
          <table:table-cell office:value-type="string" calcext:value-type="string">
            <text:p>An innovative methodology based on mediation for technological distance learning: A case study of the ?integrated student? Project</text:p>
          </table:table-cell>
          <table:table-cell office:value-type="float" office:value="9.57503782496628E+015" calcext:value-type="float">
            <text:p>957503782496628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an Carl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LACLO</text:p>
          </table:table-cell>
          <table:table-cell office:value-type="string" calcext:value-type="string">
            <text:p>A categorization of technological approaches to concept maps construction</text:p>
          </table:table-cell>
          <table:table-cell office:value-type="float" office:value="9.57503782496628E+015" calcext:value-type="float">
            <text:p>957503782496628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an Carlo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LACLO</text:p>
          </table:table-cell>
          <table:table-cell office:value-type="string" calcext:value-type="string">
            <text:p><text:s/>An IoT computational robotics learning laboratory in Vila Velha, Espirito Santo</text:p>
          </table:table-cell>
          <table:table-cell office:value-type="float" office:value="9.57503782496628E+015" calcext:value-type="float">
            <text:p>957503782496628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an Carlo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TISE</text:p>
          </table:table-cell>
          <table:table-cell office:value-type="string" calcext:value-type="string">
            <text:p>Utilizando o SCRATCH no desenvolvimento de lógica de programação como contribuição interdisciplinar</text:p>
          </table:table-cell>
          <table:table-cell office:value-type="float" office:value="9.57503782496628E+015" calcext:value-type="float">
            <text:p>957503782496628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antiago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ISE</text:p>
          </table:table-cell>
          <table:table-cell office:value-type="string" calcext:value-type="string">
            <text:p>AMBIENTE VIRTUAL DE APRENDIZAGEM - A INCLUSÃO AUTÔNOMA DOS APRENDIZES DEFICIENTES VISUAIS</text:p>
          </table:table-cell>
          <table:table-cell office:value-type="float" office:value="9.57503782496628E+015" calcext:value-type="float">
            <text:p>957503782496628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antiago</text:p>
          </table:table-cell>
          <table:table-cell office:value-type="float" office:value="702" calcext:value-type="float">
            <text:p>702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ISE</text:p>
          </table:table-cell>
          <table:table-cell office:value-type="string" calcext:value-type="string">
            <text:p>Contextualização e Caracterização de uma Abordagem Tecnológica para a Construção de Mapas Conceituais</text:p>
          </table:table-cell>
          <table:table-cell office:value-type="float" office:value="9.57503782496628E+015" calcext:value-type="float">
            <text:p>957503782496628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antiag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ISE</text:p>
          </table:table-cell>
          <table:table-cell office:value-type="string" calcext:value-type="string">
            <text:p><text:s/>OntoMap: De Mapas Conceituais a Ontologias OWL</text:p>
          </table:table-cell>
          <table:table-cell office:value-type="float" office:value="9.57503782496628E+015" calcext:value-type="float">
            <text:p>957503782496628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antiago</text:p>
          </table:table-cell>
          <table:table-cell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ISE</text:p>
          </table:table-cell>
          <table:table-cell office:value-type="string" calcext:value-type="string">
            <text:p>Automatizando uma argumentação construtivista por meio dos mapas conceituais</text:p>
          </table:table-cell>
          <table:table-cell office:value-type="float" office:value="9.57503782496628E+015" calcext:value-type="float">
            <text:p>957503782496628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antiago</text:p>
          </table:table-cell>
          <table:table-cell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LC</text:p>
          </table:table-cell>
          <table:table-cell office:value-type="string" calcext:value-type="string">
            <text:p>Un Estudio de Caso de Reconocimiento de Patrones en los Textos Colectivos en el Ciberespacio Mediante la Herramienta Wiki en Cursos a Distancia de Pregrado</text:p>
          </table:table-cell>
          <table:table-cell office:value-type="float" office:value="9.57503782496628E+015" calcext:value-type="float">
            <text:p>957503782496628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RIA</text:p>
          </table:table-cell>
          <table:table-cell office:value-type="string" calcext:value-type="string">
            <text:p>CAPCOM ? Construtor de Arquiteturas Pedagógicas para Dinâmicas Colaborativas com Dados Multimídia</text:p>
          </table:table-cell>
          <table:table-cell office:value-type="float" office:value="9.57503782496628E+015" calcext:value-type="float">
            <text:p>957503782496628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BSC</text:p>
          </table:table-cell>
          <table:table-cell office:value-type="string" calcext:value-type="string">
            <text:p>CAPCOM - Construtor de Arquiteturas Pedagógicas para Dinâmicas Colaborativas com Multimı́dia</text:p>
          </table:table-cell>
          <table:table-cell office:value-type="float" office:value="5998785809434157" calcext:value-type="float">
            <text:p>599878580943415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orto Alegre</text:p>
          </table:table-cell>
          <table:table-cell office:value-type="float" office:value="1423" calcext:value-type="float">
            <text:p>1423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BIE</text:p>
          </table:table-cell>
          <table:table-cell office:value-type="string" calcext:value-type="string">
            <text:p>Ambiente para Aprendizagem de Programação fundamentado em Arquiteturas Pedagógicas</text:p>
          </table:table-cell>
          <table:table-cell office:value-type="float" office:value="5998785809434157" calcext:value-type="float">
            <text:p>599878580943415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Uberlândia</text:p>
          </table:table-cell>
          <table:table-cell office:value-type="float" office:value="1275" calcext:value-type="float">
            <text:p>1275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BIE</text:p>
          </table:table-cell>
          <table:table-cell office:value-type="string" calcext:value-type="string">
            <text:p>Uma plataforma para construção de arquiteturas pedagógicas para a aprendizagem de LIBRAS</text:p>
          </table:table-cell>
          <table:table-cell office:value-type="float" office:value="5998785809434157" calcext:value-type="float">
            <text:p>599878580943415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berlândia</text:p>
          </table:table-cell>
          <table:table-cell office:value-type="float" office:value="531" calcext:value-type="float">
            <text:p>531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BIE</text:p>
          </table:table-cell>
          <table:table-cell office:value-type="string" calcext:value-type="string">
            <text:p>CAPCOM - Construtor de Arquiteturas Pedagógicas Colaborativas para Operações Cognitivas sobre Dados Multimídia</text:p>
          </table:table-cell>
          <table:table-cell office:value-type="float" office:value="5998785809434157" calcext:value-type="float">
            <text:p>599878580943415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berlândia</text:p>
          </table:table-cell>
          <table:table-cell office:value-type="float" office:value="550" calcext:value-type="float">
            <text:p>550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Webmedia</text:p>
          </table:table-cell>
          <table:table-cell office:value-type="string" calcext:value-type="string">
            <text:p>ExCAM - Uma metodologia Crowdsourcing para a autoria de conteúdo extra para vídeos</text:p>
          </table:table-cell>
          <table:table-cell office:value-type="float" office:value="5998785809434157" calcext:value-type="float">
            <text:p>599878580943415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Teresina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CAI</text:p>
          </table:table-cell>
          <table:table-cell office:value-type="string" calcext:value-type="string">
            <text:p><text:s/>A Cluster-based Algorithm for Anomaly Detection in Time Series Using Mahalanobis Distance</text:p>
          </table:table-cell>
          <table:table-cell office:value-type="float" office:value="5998785809434157" calcext:value-type="float">
            <text:p>599878580943415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Las Vega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BSC</text:p>
          </table:table-cell>
          <table:table-cell office:value-type="string" calcext:value-type="string">
            <text:p>Modelo para descrição de espaços colaborativos: Apoiando a realização de Arquiteturas Pedagógicas</text:p>
          </table:table-cell>
          <table:table-cell office:value-type="float" office:value="5998785809434158" calcext:value-type="float">
            <text:p>599878580943415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Salvador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BIE</text:p>
          </table:table-cell>
          <table:table-cell office:value-type="string" calcext:value-type="string">
            <text:p>MVLIBRAS: ambiente digital para comunidades de aprendizagem com recursos inclusivos para surdos</text:p>
          </table:table-cell>
          <table:table-cell office:value-type="float" office:value="5998785809434157" calcext:value-type="float">
            <text:p>599878580943415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aceió</text:p>
          </table:table-cell>
          <table:table-cell office:value-type="float" office:value="772" calcext:value-type="float">
            <text:p>772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ISE</text:p>
          </table:table-cell>
          <table:table-cell office:value-type="string" calcext:value-type="string">
            <text:p>Ambiente multiagente para interações síncronas</text:p>
          </table:table-cell>
          <table:table-cell office:value-type="float" office:value="5998785809434157" calcext:value-type="float">
            <text:p>599878580943415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antiago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ISE</text:p>
          </table:table-cell>
          <table:table-cell office:value-type="string" calcext:value-type="string">
            <text:p>Reconhecimento de voz para Inclusão de deficientes visuais em ambientes virtuais de aprendizagem</text:p>
          </table:table-cell>
          <table:table-cell office:value-type="float" office:value="5998785809434158" calcext:value-type="float">
            <text:p>599878580943415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antiago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WAPSEDI</text:p>
          </table:table-cell>
          <table:table-cell office:value-type="string" calcext:value-type="string">
            <text:p>Uma Arquitetura Pedagógica para Aprendizagem de Pilotagem de Aeronaves</text:p>
          </table:table-cell>
          <table:table-cell office:value-type="float" office:value="5998785809434157" calcext:value-type="float">
            <text:p>599878580943415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aceió</text:p>
          </table:table-cell>
          <table:table-cell office:value-type="float" office:value="644" calcext:value-type="float">
            <text:p>644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ISE</text:p>
          </table:table-cell>
          <table:table-cell office:value-type="string" calcext:value-type="string">
            <text:p>CriEduc - Sistema web de aprendizagem com tecnologias geoespaciais</text:p>
          </table:table-cell>
          <table:table-cell office:value-type="float" office:value="5998785809434157" calcext:value-type="float">
            <text:p>599878580943415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antiago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Demand Planning in Smart Homes</text:p>
          </table:table-cell>
          <table:table-cell office:value-type="float" office:value="8323084944042061" calcext:value-type="float">
            <text:p>832308494404206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247" calcext:value-type="float">
            <text:p>3247</text:p>
          </table:table-cell>
          <table:table-cell office:value-type="float" office:value="3255" calcext:value-type="float">
            <text:p>325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ITOR</text:p>
          </table:table-cell>
          <table:table-cell office:value-type="string" calcext:value-type="string">
            <text:p>Exact formulations for the minimum interference problem in k -connected ad hoc wireless networks</text:p>
          </table:table-cell>
          <table:table-cell office:value-type="float" office:value="8323084944042061" calcext:value-type="float">
            <text:p>832308494404206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CTB</text:p>
          </table:table-cell>
          <table:table-cell office:value-type="string" calcext:value-type="string">
            <text:p>BitMatrix: Ferramenta para Geração de Matrizes de Tráfego Ingresso-Egresso usando Bitmaps</text:p>
          </table:table-cell>
          <table:table-cell office:value-type="float" office:value="8323084944042061" calcext:value-type="float">
            <text:p>832308494404206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lorianópolis</text:p>
          </table:table-cell>
          <table:table-cell office:value-type="float" office:value="406" calcext:value-type="float">
            <text:p>406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BPO</text:p>
          </table:table-cell>
          <table:table-cell office:value-type="string" calcext:value-type="string">
            <text:p>Conjunto Mínimo de Observadores para Geração de Matrizes de Tráfego</text:p>
          </table:table-cell>
          <table:table-cell office:value-type="float" office:value="8323084944042061" calcext:value-type="float">
            <text:p>832308494404206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Vitória</text:p>
          </table:table-cell>
          <table:table-cell office:value-type="float" office:value="3208" calcext:value-type="float">
            <text:p>3208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BPO</text:p>
          </table:table-cell>
          <table:table-cell office:value-type="string" calcext:value-type="string">
            <text:p>Scheduling Connected Topologies in Wireless Sensor Networks under the Physical Interference Model</text:p>
          </table:table-cell>
          <table:table-cell office:value-type="float" office:value="8323084944042061" calcext:value-type="float">
            <text:p>832308494404206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Porto de Galinha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RaspiWRT: Dispositivo Aberto para Programação e Configuração de Redes Domésticas usando\Raspberry Pi e Linux</text:p>
          </table:table-cell>
          <table:table-cell office:value-type="float" office:value="8323084944042061" calcext:value-type="float">
            <text:p>832308494404206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oiânia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Toward a platform to support vocational training of people with disabilities</text:p>
          </table:table-cell>
          <table:table-cell office:value-type="float" office:value="4894515763733502" calcext:value-type="float">
            <text:p>4894515763733502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ocEng</text:p>
          </table:table-cell>
          <table:table-cell office:value-type="string" calcext:value-type="string">
            <text:p>A Lightweight and Efficient Mechanism for Fixing the Synchronization of Misaligned Subtitle Documents</text:p>
          </table:table-cell>
          <table:table-cell office:value-type="float" office:value="4894515763733502" calcext:value-type="float">
            <text:p>489451576373350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ienna</text:p>
          </table:table-cell>
          <table:table-cell office:value-type="float" office:value="175" calcext:value-type="float">
            <text:p>17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Web4All</text:p>
          </table:table-cell>
          <table:table-cell office:value-type="string" calcext:value-type="string">
            <text:p><text:s/>Identifying challenges and opportunities in computer-based vocational training for low-income communities of people with intellectual disabilities</text:p>
          </table:table-cell>
          <table:table-cell office:value-type="float" office:value="4894515763733502" calcext:value-type="float">
            <text:p>489451576373350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Montreal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BPO</text:p>
          </table:table-cell>
          <table:table-cell office:value-type="string" calcext:value-type="string">
            <text:p><text:s/>Inserção de restrições de sincronização no roteamento de veículos ? Aplicação a um problema no setor florestal</text:p>
          </table:table-cell>
          <table:table-cell office:value-type="float" office:value="4695002674556067" calcext:value-type="float">
            <text:p>469500267455606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Vitóri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BPO</text:p>
          </table:table-cell>
          <table:table-cell office:value-type="string" calcext:value-type="string">
            <text:p>Meta-heurística grasp aplicada ao problema do corte bidimensional não-guilhotinado</text:p>
          </table:table-cell>
          <table:table-cell office:value-type="float" office:value="4695002674556067" calcext:value-type="float">
            <text:p>469500267455606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Vitóri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BPO</text:p>
          </table:table-cell>
          <table:table-cell office:value-type="string" calcext:value-type="string">
            <text:p>Um algoritmo grasp para o SALBP-2</text:p>
          </table:table-cell>
          <table:table-cell office:value-type="float" office:value="4695002674556067" calcext:value-type="float">
            <text:p>469500267455606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Vitóri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BPO</text:p>
          </table:table-cell>
          <table:table-cell office:value-type="string" calcext:value-type="string">
            <text:p>Um algoritmo simulaterd annealing e um híbrido VNS/ILS para resolver o problema de layout em múltiplas linhas</text:p>
          </table:table-cell>
          <table:table-cell office:value-type="float" office:value="4695002674556067" calcext:value-type="float">
            <text:p>469500267455606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Vitóri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BPO</text:p>
          </table:table-cell>
          <table:table-cell office:value-type="string" calcext:value-type="string">
            <text:p>Um Simples e Robusto GRASP para o Job Shop Scheduling Problem</text:p>
          </table:table-cell>
          <table:table-cell office:value-type="float" office:value="4695002674556067" calcext:value-type="float">
            <text:p>469500267455606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Porto de Galinha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BPO</text:p>
          </table:table-cell>
          <table:table-cell office:value-type="string" calcext:value-type="string">
            <text:p>Meta heurística Simulated Annealing aplicada ao problema de corte bidimensional não-guilhotinado</text:p>
          </table:table-cell>
          <table:table-cell office:value-type="float" office:value="4695002674556067" calcext:value-type="float">
            <text:p>469500267455606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Porto de Galinha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BPO</text:p>
          </table:table-cell>
          <table:table-cell office:value-type="string" calcext:value-type="string">
            <text:p>Simulated Annealing Aplicado ao Problema de Ordenação em Linhas Paralelas</text:p>
          </table:table-cell>
          <table:table-cell office:value-type="float" office:value="4695002674556067" calcext:value-type="float">
            <text:p>469500267455606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Porto de Galinha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BPO</text:p>
          </table:table-cell>
          <table:table-cell office:value-type="string" calcext:value-type="string">
            <text:p>Um algoritmo GRASP aplicado ao problema de layout de facilidades em fila única.</text:p>
          </table:table-cell>
          <table:table-cell office:value-type="float" office:value="4695002674556067" calcext:value-type="float">
            <text:p>469500267455606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Porto de Galinha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BPO</text:p>
          </table:table-cell>
          <table:table-cell office:value-type="string" calcext:value-type="string">
            <text:p>Desenvolvimento de um algoritmo de Busca Local Iterada para o problema Dial-a-Ride</text:p>
          </table:table-cell>
          <table:table-cell office:value-type="float" office:value="4695002674556067" calcext:value-type="float">
            <text:p>469500267455606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Porto de Galinha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NEGEP</text:p>
          </table:table-cell>
          <table:table-cell office:value-type="string" calcext:value-type="string">
            <text:p>A qualidade do serviço de transporte de cadeirantes na grande Vitória-ES</text:p>
          </table:table-cell>
          <table:table-cell office:value-type="float" office:value="4695002674556067" calcext:value-type="float">
            <text:p>469500267455606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Fortaleza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NEGEP</text:p>
          </table:table-cell>
          <table:table-cell office:value-type="string" calcext:value-type="string">
            <text:p>meta-heurística simulated annealing aplicada ao problema do roteamento de veículos capacitados com restrições de carregamento bidimensional</text:p>
          </table:table-cell>
          <table:table-cell office:value-type="float" office:value="4695002674556067" calcext:value-type="float">
            <text:p>469500267455606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Fortalez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NMC</text:p>
          </table:table-cell>
          <table:table-cell office:value-type="string" calcext:value-type="string">
            <text:p>Um algoritmo ILS para o Problema de Alocação de Facilidades em um Corredor</text:p>
          </table:table-cell>
          <table:table-cell office:value-type="float" office:value="4695002674556067" calcext:value-type="float">
            <text:p>469500267455606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alvado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104844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qualis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Veículo</text:p>
          </table:table-cell>
          <table:table-cell office:value-type="string" calcext:value-type="string">
            <text:p>Qualis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oSyM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AISE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CM SAC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MMSAD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FOIS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SWC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RCIS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I*IA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QMMQ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ONTOBRAS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DOCW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BQS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KAW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IbSE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EAMS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Webmedia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REFSQ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VMBO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DOC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FOFAI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CAIL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oEM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KE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CR</text:p>
          </table:table-cell>
          <table:table-cell office:value-type="string" calcext:value-type="string">
            <text:p>B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ogSIM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Sys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CEIS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EKE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WTDQS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ROFES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EAA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RBIE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mpres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BIE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BI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E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FIE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BSI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ABTI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INTED</text:p>
          </table:table-cell>
          <table:table-cell office:value-type="string" calcext:value-type="string">
            <text:p>B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BGames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M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LACLO</text:p>
          </table:table-cell>
          <table:table-cell office:value-type="string" calcext:value-type="string">
            <text:p>B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TISE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L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BS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WAPSEDI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CAI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EE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TO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T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BPO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Web4All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NEGEP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RI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NM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DocEng</text:p>
          </table:table-cell>
          <table:table-cell office:value-type="string" calcext:value-type="string">
            <text:p>B1</text:p>
          </table:table-cell>
        </table:table-row>
      </table:table>
      <table:table table:name="docentes" table:style-name="ta1">
        <table:table-column table:style-name="co13" table:default-cell-style-name="ce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<text:s text:c="4"/>Códig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Data Nascimento</text:p>
          </table:table-cell>
          <table:table-cell office:value-type="string" calcext:value-type="string">
            <text:p>Data Ingresso</text:p>
          </table:table-cell>
          <table:table-cell office:value-type="string" calcext:value-type="string">
            <text:p>Coordenador?</text:p>
          </table:table-cell>
        </table:table-row>
        <table:table-row table:style-name="ro1">
          <table:table-cell office:value-type="float" office:value="5297252436860003" calcext:value-type="float">
            <text:p>5297252436860003</text:p>
          </table:table-cell>
          <table:table-cell office:value-type="string" calcext:value-type="string">
            <text:p>Seth Meyers</text:p>
          </table:table-cell>
          <table:table-cell table:style-name="ce2" office:value-type="string" calcext:value-type="string">
            <text:p>21/05/1975</text:p>
          </table:table-cell>
          <table:table-cell table:style-name="ce2" office:value-type="string" calcext:value-type="string">
            <text:p>01/03/2006</text:p>
          </table:table-cell>
          <table:table-cell/>
        </table:table-row>
        <table:table-row table:style-name="ro1">
          <table:table-cell office:value-type="float" office:value="4332944687727590" calcext:value-type="float">
            <text:p>4332944687727590</text:p>
          </table:table-cell>
          <table:table-cell office:value-type="string" calcext:value-type="string">
            <text:p>Fred Armisen</text:p>
          </table:table-cell>
          <table:table-cell table:style-name="ce2" office:value-type="string" calcext:value-type="string">
            <text:p>22/04/1977</text:p>
          </table:table-cell>
          <table:table-cell table:style-name="ce2" office:value-type="string" calcext:value-type="string">
            <text:p>01/07/2007</text:p>
          </table:table-cell>
          <table:table-cell/>
        </table:table-row>
        <table:table-row table:style-name="ro1">
          <table:table-cell office:value-type="float" office:value="8826584877205264" calcext:value-type="float">
            <text:p>8826584877205264</text:p>
          </table:table-cell>
          <table:table-cell office:value-type="string" calcext:value-type="string">
            <text:p>Maya Rudolph</text:p>
          </table:table-cell>
          <table:table-cell table:style-name="ce2" office:value-type="string" calcext:value-type="string">
            <text:p>18/07/1976</text:p>
          </table:table-cell>
          <table:table-cell table:style-name="ce2" office:value-type="string" calcext:value-type="string">
            <text:p>12/11/2010</text:p>
          </table:table-cell>
          <table:table-cell/>
        </table:table-row>
        <table:table-row table:style-name="ro1">
          <table:table-cell office:value-type="float" office:value="1688136556728644" calcext:value-type="float">
            <text:p>1688136556728644</text:p>
          </table:table-cell>
          <table:table-cell office:value-type="string" calcext:value-type="string">
            <text:p>Amy Poehler</text:p>
          </table:table-cell>
          <table:table-cell table:style-name="ce2" office:value-type="string" calcext:value-type="string">
            <text:p>24/05/1974</text:p>
          </table:table-cell>
          <table:table-cell table:style-name="ce2" office:value-type="string" calcext:value-type="string">
            <text:p>21/09/2009</text:p>
          </table:table-cell>
          <table:table-cell/>
        </table:table-row>
        <table:table-row table:style-name="ro1">
          <table:table-cell office:value-type="float" office:value="9.26461775296464E+015" calcext:value-type="float">
            <text:p>9264617752964640</text:p>
          </table:table-cell>
          <table:table-cell office:value-type="string" calcext:value-type="string">
            <text:p>Bill Hader</text:p>
          </table:table-cell>
          <table:table-cell table:style-name="ce2" office:value-type="string" calcext:value-type="string">
            <text:p>19/11/1964</text:p>
          </table:table-cell>
          <table:table-cell table:style-name="ce2" office:value-type="string" calcext:value-type="string">
            <text:p>01/01/1999</text:p>
          </table:table-cell>
          <table:table-cell/>
        </table:table-row>
        <table:table-row table:style-name="ro1">
          <table:table-cell office:value-type="float" office:value="2762374760685577" calcext:value-type="float">
            <text:p>2762374760685577</text:p>
          </table:table-cell>
          <table:table-cell office:value-type="string" calcext:value-type="string">
            <text:p>Kenan Thompson</text:p>
          </table:table-cell>
          <table:table-cell table:style-name="ce2" office:value-type="string" calcext:value-type="string">
            <text:p>21/09/1981</text:p>
          </table:table-cell>
          <table:table-cell table:style-name="ce2" office:value-type="string" calcext:value-type="string">
            <text:p>06/08/201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454484334693909" calcext:value-type="float">
            <text:p>5454484334693909</text:p>
          </table:table-cell>
          <table:table-cell office:value-type="string" calcext:value-type="string">
            <text:p>Kristen Wiig</text:p>
          </table:table-cell>
          <table:table-cell table:style-name="ce2" office:value-type="string" calcext:value-type="string">
            <text:p>15/06/1952</text:p>
          </table:table-cell>
          <table:table-cell table:style-name="ce2" office:value-type="string" calcext:value-type="string">
            <text:p>18/12/2013</text:p>
          </table:table-cell>
          <table:table-cell/>
        </table:table-row>
        <table:table-row table:style-name="ro1">
          <table:table-cell office:value-type="float" office:value="9.57503782496628E+015" calcext:value-type="float">
            <text:p>9575037824966280</text:p>
          </table:table-cell>
          <table:table-cell office:value-type="string" calcext:value-type="string">
            <text:p>Jason Sudeikis</text:p>
          </table:table-cell>
          <table:table-cell table:style-name="ce2" office:value-type="string" calcext:value-type="string">
            <text:p>15/02/1949</text:p>
          </table:table-cell>
          <table:table-cell table:style-name="ce2" office:value-type="string" calcext:value-type="string">
            <text:p>10/03/1999</text:p>
          </table:table-cell>
          <table:table-cell/>
        </table:table-row>
        <table:table-row table:style-name="ro1">
          <table:table-cell office:value-type="float" office:value="5998785809434157" calcext:value-type="float">
            <text:p>5998785809434157</text:p>
          </table:table-cell>
          <table:table-cell office:value-type="string" calcext:value-type="string">
            <text:p>Tina Fey</text:p>
          </table:table-cell>
          <table:table-cell table:style-name="ce2" office:value-type="string" calcext:value-type="string">
            <text:p>20/11/1956</text:p>
          </table:table-cell>
          <table:table-cell table:style-name="ce2" office:value-type="string" calcext:value-type="string">
            <text:p>12/03/2008</text:p>
          </table:table-cell>
          <table:table-cell/>
        </table:table-row>
        <table:table-row table:style-name="ro1">
          <table:table-cell office:value-type="float" office:value="8323084944042061" calcext:value-type="float">
            <text:p>8323084944042061</text:p>
          </table:table-cell>
          <table:table-cell office:value-type="string" calcext:value-type="string">
            <text:p>Andy Samberg</text:p>
          </table:table-cell>
          <table:table-cell table:style-name="ce2" office:value-type="string" calcext:value-type="string">
            <text:p>18/01/1972</text:p>
          </table:table-cell>
          <table:table-cell table:style-name="ce2" office:value-type="string" calcext:value-type="string">
            <text:p>02/01/2017</text:p>
          </table:table-cell>
          <table:table-cell/>
        </table:table-row>
        <table:table-row table:style-name="ro1">
          <table:table-cell office:value-type="float" office:value="4894515763733502" calcext:value-type="float">
            <text:p>4894515763733502</text:p>
          </table:table-cell>
          <table:table-cell office:value-type="string" calcext:value-type="string">
            <text:p>Jay Pharoah</text:p>
          </table:table-cell>
          <table:table-cell table:style-name="ce2" office:value-type="string" calcext:value-type="string">
            <text:p>24/11/1981</text:p>
          </table:table-cell>
          <table:table-cell table:style-name="ce2" office:value-type="string" calcext:value-type="string">
            <text:p>04/01/2017</text:p>
          </table:table-cell>
          <table:table-cell/>
        </table:table-row>
        <table:table-row table:style-name="ro1">
          <table:table-cell office:value-type="float" office:value="4695002674556067" calcext:value-type="float">
            <text:p>4695002674556067</text:p>
          </table:table-cell>
          <table:table-cell office:value-type="string" calcext:value-type="string">
            <text:p>Will Forte</text:p>
          </table:table-cell>
          <table:table-cell table:style-name="ce2" office:value-type="string" calcext:value-type="string">
            <text:p>09/07/1969</text:p>
          </table:table-cell>
          <table:table-cell table:style-name="ce2" office:value-type="string" calcext:value-type="string">
            <text:p>01/09/2000</text:p>
          </table:table-cell>
          <table:table-cell/>
        </table:table-row>
        <table:table-row table:style-name="ro1">
          <table:table-cell office:value-type="float" office:value="8265854560095874" calcext:value-type="float">
            <text:p>8265854560095874</text:p>
          </table:table-cell>
          <table:table-cell office:value-type="string" calcext:value-type="string">
            <text:p>Bobby Moynihan</text:p>
          </table:table-cell>
          <table:table-cell table:style-name="ce2" office:value-type="string" calcext:value-type="string">
            <text:p>22/03/1959</text:p>
          </table:table-cell>
          <table:table-cell table:style-name="ce2" office:value-type="string" calcext:value-type="string">
            <text:p>15/03/1993</text:p>
          </table:table-cell>
          <table:table-cell/>
        </table:table-row>
        <table:table-row table:style-name="ro1" table:number-rows-repeated="104856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gra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Início Vigência</text:p>
          </table:table-cell>
          <table:table-cell office:value-type="string" calcext:value-type="string">
            <text:p>Fim Vigência</text:p>
          </table:table-cell>
          <table:table-cell office:value-type="string" calcext:value-type="string">
            <text:p>Qualis</text:p>
          </table:table-cell>
          <table:table-cell office:value-type="string" calcext:value-type="string">
            <text:p>Pontos</text:p>
          </table:table-cell>
          <table:table-cell office:value-type="string" calcext:value-type="string">
            <text:p>Multiplicador</text:p>
          </table:table-cell>
          <table:table-cell office:value-type="string" calcext:value-type="string">
            <text:p>Anos</text:p>
          </table:table-cell>
          <table:table-cell office:value-type="string" calcext:value-type="string">
            <text:p>Mínimo Pontos</text:p>
          </table:table-cell>
        </table:table-row>
        <table:table-row table:style-name="ro1">
          <table:table-cell table:style-name="ce2" office:value-type="string" calcext:value-type="string">
            <text:p>01/01/2017</text:p>
          </table:table-cell>
          <table:table-cell table:style-name="ce2" office:value-type="string" calcext:value-type="string">
            <text:p>31/12/2017</text:p>
          </table:table-cell>
          <table:table-cell office:value-type="string" calcext:value-type="string">
            <text:p>A1,B2,B4,C</text:p>
          </table:table-cell>
          <table:table-cell office:value-type="string" calcext:value-type="string">
            <text:p>10,5,1,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veiculos" table:style-name="ta1">
        <table:table-column table:style-name="co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Sigla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Impacto</text:p>
          </table:table-cell>
          <table:table-cell office:value-type="string" calcext:value-type="string">
            <text:p>ISSN</text:p>
          </table:table-cell>
        </table:table-row>
        <table:table-row table:style-name="ro1">
          <table:table-cell office:value-type="string" calcext:value-type="string">
            <text:p>SoSyM</text:p>
          </table:table-cell>
          <table:table-cell office:value-type="string" calcext:value-type="string">
            <text:p>Software &amp; Systems Modeling</text:p>
          </table:table-cell>
          <table:table-cell office:value-type="string" calcext:value-type="string">
            <text:p>P</text:p>
          </table:table-cell>
          <table:table-cell office:value-type="float" office:value="1.497" calcext:value-type="float">
            <text:p>1,497</text:p>
          </table:table-cell>
          <table:table-cell office:value-type="string" calcext:value-type="string">
            <text:p>1619-1366</text:p>
          </table:table-cell>
        </table:table-row>
        <table:table-row table:style-name="ro1">
          <table:table-cell office:value-type="string" calcext:value-type="string">
            <text:p>CAISE</text:p>
          </table:table-cell>
          <table:table-cell office:value-type="string" calcext:value-type="string">
            <text:p>Conference on Advanced Information Systems Engineering</text:p>
          </table:table-cell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WWW</text:p>
          </table:table-cell>
          <table:table-cell office:value-type="string" calcext:value-type="string">
            <text:p>International World Wide Web Conference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ACM SAC</text:p>
          </table:table-cell>
          <table:table-cell office:value-type="string" calcext:value-type="string">
            <text:p>ACM Symposium on Applied Computing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EMMSAD</text:p>
          </table:table-cell>
          <table:table-cell office:value-type="string" calcext:value-type="string">
            <text:p>International Conference on Exploring Modeling Methods for Systems Analysis and Design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IS</text:p>
          </table:table-cell>
          <table:table-cell office:value-type="string" calcext:value-type="string">
            <text:p>International Conference on Formal Ontology in Information System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PM</text:p>
          </table:table-cell>
          <table:table-cell office:value-type="string" calcext:value-type="string">
            <text:p><text:s/>International Conference on Business Process Management</text:p>
          </table:table-cell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ISWC</text:p>
          </table:table-cell>
          <table:table-cell office:value-type="string" calcext:value-type="string">
            <text:p>International Semantic Web Conference 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RCIS</text:p>
          </table:table-cell>
          <table:table-cell office:value-type="string" calcext:value-type="string">
            <text:p><text:s/>International Conference on Research Challenges in Information Science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QMMQ </text:p>
          </table:table-cell>
          <table:table-cell office:value-type="string" calcext:value-type="string">
            <text:p>International Workshop on Quality of Models and Models of Quality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TOBRAS </text:p>
          </table:table-cell>
          <table:table-cell office:value-type="string" calcext:value-type="string">
            <text:p>Brazilian Symposium on Ontology Research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DOCW</text:p>
          </table:table-cell>
          <table:table-cell office:value-type="string" calcext:value-type="string">
            <text:p>International Enterprise Distributed Object Computing Worksho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BQS</text:p>
          </table:table-cell>
          <table:table-cell office:value-type="string" calcext:value-type="string">
            <text:p>Simpósio Brasileiro de Qualidade de Softwar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KAW</text:p>
          </table:table-cell>
          <table:table-cell office:value-type="string" calcext:value-type="string">
            <text:p>International Conference on Knowledge Engineering and Knowledge Managemen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bSE</text:p>
          </table:table-cell>
          <table:table-cell office:value-type="string" calcext:value-type="string">
            <text:p>Ibero-American Conference of Software Engineering, Requirements Engineering Track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AMS</text:p>
          </table:table-cell>
          <table:table-cell office:value-type="string" calcext:value-type="string">
            <text:p>International Workshop on Software Engineering for Adaptive and Self-Managing System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ebmedia</text:p>
          </table:table-cell>
          <table:table-cell office:value-type="string" calcext:value-type="string">
            <text:p>Brazilian Symposium on Multimedia and the Web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I*IA</text:p>
          </table:table-cell>
          <table:table-cell office:value-type="string" calcext:value-type="string">
            <text:p>International Conference of the Italian Association for Artificial Intelligenc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FSQ</text:p>
          </table:table-cell>
          <table:table-cell office:value-type="string" calcext:value-type="string">
            <text:p>Working Conference on Requirements Engineering: Foundations for Software Quality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VMBO</text:p>
          </table:table-cell>
          <table:table-cell office:value-type="string" calcext:value-type="string">
            <text:p>International Workshop on Value Modeling and Business Ontologie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International Conference on Conceptual Modeling 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EDOC</text:p>
          </table:table-cell>
          <table:table-cell office:value-type="string" calcext:value-type="string">
            <text:p>IEEE Enterprise Computing Conference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FOFAI</text:p>
          </table:table-cell>
          <table:table-cell office:value-type="string" calcext:value-type="string">
            <text:p><text:s/>International Workshop on Formal Ontologies for Artificial Intelligenc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CAIL</text:p>
          </table:table-cell>
          <table:table-cell office:value-type="string" calcext:value-type="string">
            <text:p>International Conference on Artificial Intelligence and Law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EM</text:p>
          </table:table-cell>
          <table:table-cell office:value-type="string" calcext:value-type="string">
            <text:p>IFIP WG 8.1 working conference on the Practice of Enterprise Modelling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XFORD</text:p>
          </table:table-cell>
          <table:table-cell office:value-type="string" calcext:value-type="string">
            <text:p>INFORMATION SYSTEMS (OXFORD)</text:p>
          </table:table-cell>
          <table:table-cell office:value-type="string" calcext:value-type="string">
            <text:p>P</text:p>
          </table:table-cell>
          <table:table-cell office:value-type="float" office:value="1.832" calcext:value-type="float">
            <text:p>1,832</text:p>
          </table:table-cell>
          <table:table-cell office:value-type="string" calcext:value-type="string">
            <text:p>0306-4379</text:p>
          </table:table-cell>
        </table:table-row>
        <table:table-row table:style-name="ro1">
          <table:table-cell office:value-type="string" calcext:value-type="string">
            <text:p>DKE</text:p>
          </table:table-cell>
          <table:table-cell office:value-type="string" calcext:value-type="string">
            <text:p>Data &amp; Knowledge Engineering</text:p>
          </table:table-cell>
          <table:table-cell office:value-type="string" calcext:value-type="string">
            <text:p>P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0169-023X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PPLIED ONTOLOGY (ONLINE)</text:p>
          </table:table-cell>
          <table:table-cell office:value-type="string" calcext:value-type="string">
            <text:p>P</text:p>
          </table:table-cell>
          <table:table-cell office:value-type="float" office:value="0.526" calcext:value-type="float">
            <text:p>0,526</text:p>
          </table:table-cell>
          <table:table-cell office:value-type="string" calcext:value-type="string">
            <text:p>1875-8533</text:p>
          </table:table-cell>
        </table:table-row>
        <table:table-row table:style-name="ro1">
          <table:table-cell office:value-type="string" calcext:value-type="string">
            <text:p>ACR</text:p>
          </table:table-cell>
          <table:table-cell office:value-type="string" calcext:value-type="string">
            <text:p>APPLIED COMPUTING REVIEW</text:p>
          </table:table-cell>
          <table:table-cell office:value-type="string" calcext:value-type="string">
            <text:p>P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1559-6915</text:p>
          </table:table-cell>
        </table:table-row>
        <table:table-row table:style-name="ro1">
          <table:table-cell office:value-type="string" calcext:value-type="string">
            <text:p>CogSIMA</text:p>
          </table:table-cell>
          <table:table-cell office:value-type="string" calcext:value-type="string">
            <text:p><text:s/>International InterDisciplinary Conference on Cognitive Methods in Situation Awareness and Decision Support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iSys</text:p>
          </table:table-cell>
          <table:table-cell office:value-type="string" calcext:value-type="string">
            <text:p>Revista Brasileira de Sistemas de Informação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4-2902</text:p>
          </table:table-cell>
        </table:table-row>
        <table:table-row table:style-name="ro1">
          <table:table-cell office:value-type="string" calcext:value-type="string">
            <text:p>ICEIS</text:p>
          </table:table-cell>
          <table:table-cell office:value-type="string" calcext:value-type="string">
            <text:p>International Conference on Enterprise Information Systems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EKE</text:p>
          </table:table-cell>
          <table:table-cell office:value-type="string" calcext:value-type="string">
            <text:p>International Conference on Software Engineering and Knowledge Engineering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WTDQS</text:p>
          </table:table-cell>
          <table:table-cell office:value-type="string" calcext:value-type="string">
            <text:p>Workshop de Teses e Dissertações em Qualidade de Softwar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FES</text:p>
          </table:table-cell>
          <table:table-cell office:value-type="string" calcext:value-type="string">
            <text:p>International Conference on Product-Focused Software Process Improvement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EAA</text:p>
          </table:table-cell>
          <table:table-cell office:value-type="string" calcext:value-type="string">
            <text:p>Euromicro Conference on Software Engineering and Advanced Applications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RBIE</text:p>
          </table:table-cell>
          <table:table-cell office:value-type="string" calcext:value-type="string">
            <text:p>Revista Brasileira de Informática na Educação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14-5685</text:p>
          </table:table-cell>
        </table:table-row>
        <table:table-row table:style-name="ro1">
          <table:table-cell office:value-type="string" calcext:value-type="string">
            <text:p>Impresa</text:p>
          </table:table-cell>
          <table:table-cell office:value-type="string" calcext:value-type="string">
            <text:p>Revista Iberoamericana de Educación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22-6508</text:p>
          </table:table-cell>
        </table:table-row>
        <table:table-row table:style-name="ro1">
          <table:table-cell office:value-type="string" calcext:value-type="string">
            <text:p>SBIE</text:p>
          </table:table-cell>
          <table:table-cell office:value-type="string" calcext:value-type="string">
            <text:p>Simpósio Brasileiro de Informática na Educação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WIE</text:p>
          </table:table-cell>
          <table:table-cell office:value-type="string" calcext:value-type="string">
            <text:p>Workshop de Informática na Escola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BIE</text:p>
          </table:table-cell>
          <table:table-cell office:value-type="string" calcext:value-type="string">
            <text:p><text:s/>Congresso Brasileiro de Informática na Educação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AEE</text:p>
          </table:table-cell>
          <table:table-cell office:value-type="string" calcext:value-type="string">
            <text:p><text:s/>International <text:s/>Symposium <text:s/>on <text:s/>Project <text:s/>Approaches <text:s/>in <text:s/>Engineering <text:s/>Education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E</text:p>
          </table:table-cell>
          <table:table-cell office:value-type="string" calcext:value-type="string">
            <text:p>Frontier in Education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BSI</text:p>
          </table:table-cell>
          <table:table-cell office:value-type="string" calcext:value-type="string">
            <text:p><text:s/>Brazilian Symposium on Information System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BTIC</text:p>
          </table:table-cell>
          <table:table-cell office:value-type="string" calcext:value-type="string">
            <text:p>Seminario Argentina-Brasil de Tecnologías de la Información y la Comunicación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NTED</text:p>
          </table:table-cell>
          <table:table-cell office:value-type="string" calcext:value-type="string">
            <text:p>Ciclo de Palestras de Novas Tecnologias na Educação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BGames</text:p>
          </table:table-cell>
          <table:table-cell office:value-type="string" calcext:value-type="string">
            <text:p><text:s/>Simpósio Brasileiro de Jogos e Entretenimento Digital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MC</text:p>
          </table:table-cell>
          <table:table-cell office:value-type="string" calcext:value-type="string">
            <text:p>Concept Maps Conferenc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SE</text:p>
          </table:table-cell>
          <table:table-cell office:value-type="string" calcext:value-type="string">
            <text:p>Congreso Internacional de Informática Educativ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LC</text:p>
          </table:table-cell>
          <table:table-cell office:value-type="string" calcext:value-type="string">
            <text:p>DIÁLOGOS DE LA COMUNICACIÓN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5-6630</text:p>
          </table:table-cell>
        </table:table-row>
        <table:table-row table:style-name="ro1">
          <table:table-cell office:value-type="string" calcext:value-type="string">
            <text:p>RIA</text:p>
          </table:table-cell>
          <table:table-cell office:value-type="string" calcext:value-type="string">
            <text:p>Revista de Informática Aplicad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09-5585</text:p>
          </table:table-cell>
        </table:table-row>
        <table:table-row table:style-name="ro1">
          <table:table-cell office:value-type="string" calcext:value-type="string">
            <text:p>SBSC</text:p>
          </table:table-cell>
          <table:table-cell office:value-type="string" calcext:value-type="string">
            <text:p><text:s/>Simpósio Brasileiro de Sistemas Colaborativo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APSEDI</text:p>
          </table:table-cell>
          <table:table-cell office:value-type="string" calcext:value-type="string">
            <text:p>Workshop de Arquiteturas Pedagógicas para Suporte à Educação a Distância mediada pela Interne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CAI</text:p>
          </table:table-cell>
          <table:table-cell office:value-type="string" calcext:value-type="string">
            <text:p>International Conference on Artificial Intelligenc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EEE</text:p>
          </table:table-cell>
          <table:table-cell office:value-type="string" calcext:value-type="string">
            <text:p>Revista IEEE América Latin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48-0992</text:p>
          </table:table-cell>
        </table:table-row>
        <table:table-row table:style-name="ro1">
          <table:table-cell office:value-type="string" calcext:value-type="string">
            <text:p>ITOR</text:p>
          </table:table-cell>
          <table:table-cell office:value-type="string" calcext:value-type="string">
            <text:p>International Transactions in Operational Research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75-3995</text:p>
          </table:table-cell>
        </table:table-row>
        <table:table-row table:style-name="ro1">
          <table:table-cell office:value-type="string" calcext:value-type="string">
            <text:p>CTB</text:p>
          </table:table-cell>
          <table:table-cell office:value-type="string" calcext:value-type="string">
            <text:p>Computer on The Beach 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BPO</text:p>
          </table:table-cell>
          <table:table-cell office:value-type="string" calcext:value-type="string">
            <text:p>Simpósio Brasileiro de Pesquisa Operacional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RI</text:p>
          </table:table-cell>
          <table:table-cell office:value-type="string" calcext:value-type="string">
            <text:p>Encontro Regional de Informática de Goiá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IBM Journal of Research and Development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18-8646</text:p>
          </table:table-cell>
        </table:table-row>
        <table:table-row table:style-name="ro1">
          <table:table-cell office:value-type="string" calcext:value-type="string">
            <text:p>Web4All</text:p>
          </table:table-cell>
          <table:table-cell office:value-type="string" calcext:value-type="string">
            <text:p>Web for All Conferenc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EGEP</text:p>
          </table:table-cell>
          <table:table-cell office:value-type="string" calcext:value-type="string">
            <text:p>Encontro Nacional de Engenharia de Produção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MC</text:p>
          </table:table-cell>
          <table:table-cell office:value-type="string" calcext:value-type="string">
            <text:p>Encontro Nacional de Modelagem Computacional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CLO</text:p>
          </table:table-cell>
          <table:table-cell office:value-type="string" calcext:value-type="string">
            <text:p>Conferência Latino-Americana de Objetos e Tecnologias de Aprendizagem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ocEng</text:p>
          </table:table-cell>
          <table:table-cell office:value-type="string" calcext:value-type="string">
            <text:p>ACM SIGWEB International Symposium on Document Engineering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2T14:31:57.049210337</dc:date>
    <meta:editing-duration>PT10M11S</meta:editing-duration>
    <meta:editing-cycles>3</meta:editing-cycles>
    <meta:generator>LibreOffice/6.1.3.2$Linux_X86_64 LibreOffice_project/86daf60bf00efa86ad547e59e09d6bb77c699acb</meta:generator>
    <meta:document-statistic meta:table-count="5" meta:cell-count="1597" meta:object-count="0"/>
  </office:meta>
</office:document-meta>
</file>